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20414a" officeooo:paragraph-rsid="0019c7c9"/>
    </style:style>
    <style:style style:name="P2" style:family="paragraph" style:parent-style-name="Standard">
      <style:paragraph-properties fo:text-align="justify" style:justify-single-word="false"/>
      <style:text-properties officeooo:paragraph-rsid="0019c7c9"/>
    </style:style>
    <style:style style:name="P3" style:family="paragraph" style:parent-style-name="Standard">
      <style:paragraph-properties fo:text-align="justify" style:justify-single-word="false"/>
      <style:text-properties officeooo:rsid="0019c7c9" officeooo:paragraph-rsid="0019c7c9"/>
    </style:style>
    <style:style style:name="T1" style:family="text">
      <style:text-properties officeooo:rsid="0025881a"/>
    </style:style>
    <style:style style:name="T2" style:family="text">
      <style:text-properties officeooo:rsid="0020d73f"/>
    </style:style>
    <style:style style:name="T3" style:family="text">
      <style:text-properties officeooo:rsid="00225bbd"/>
    </style:style>
    <style:style style:name="T4" style:family="text">
      <style:text-properties officeooo:rsid="002041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mbito de sistema.</text:p>
      <text:p text:style-name="P1">Las utilidades de este proyecto estarán basadas conforme las necesidades del usuario, principalmente tendrá una función <text:span text:style-name="T1">que </text:span>como objetivo <text:span text:style-name="T1">hará que</text:span> e<text:span text:style-name="T1">l</text:span> inventario se mantenga actualizado de forma continua. <text:span text:style-name="T1">P</text:span>ara esto el usuario tendrá que ingresar los datos de los productos, <text:span text:style-name="T2">estos podrían ser cantidad de producto, precio, entre otros datos acerca del producto </text:span>y esta función también nos ayudara a <text:s/>revisar cuantos productos <text:span text:style-name="T1">hay en </text:span>existen<text:span text:style-name="T1">cia</text:span> <text:span text:style-name="T1">o saber cuales son las necesidades en mercancía en ese momento. Esto garantizara un ahorro de tiempo porque ya no se tendrá que revisar los productos uno por uno de manera física.</text:span></text:p>
      <text:p text:style-name="P1"/>
      <text:p text:style-name="P1">También tenemos la función de consultar producto<text:span text:style-name="T2">s,</text:span> esta consiste en que se pueda ver las características detalladas de cada producto de una manera agradable para el usuario.</text:p>
      <text:p text:style-name="P1"/>
      <text:p text:style-name="P1">Otra función es la de consultar venta<text:span text:style-name="T2">s,</text:span> esta mostrar<text:span text:style-name="T2">á</text:span> una ventana emergente la cual ayudara <text:span text:style-name="T3">a</text:span> visualizar las ventas que se realizaron por fecha <text:s/>y el monto de dinero que se pag<text:span text:style-name="T3">ó</text:span> en ese momento.</text:p>
      <text:p text:style-name="P1"/>
      <text:p text:style-name="P2"><text:span text:style-name="T4">En la parte de la función de ayuda nos mostrar</text:span><text:span text:style-name="T3">á</text:span><text:span text:style-name="T4"> algunos consejos para el usuario y adem</text:span><text:span text:style-name="T3">á</text:span><text:span text:style-name="T4">s de ello los colaboradores que realizaron dicho sistema de ventas. </text:span><text:span text:style-name="T2">Por otra parte tenemos</text:span><text:span text:style-name="T4"> la función de ventas </text:span><text:span text:style-name="T2">que </text:span><text:span text:style-name="T4">consi</text:span><text:span text:style-name="T3">ste</text:span><text:span text:style-name="T4"> en sacar el resultado de la cuenta que se realiz</text:span><text:span text:style-name="T3">ó,</text:span><text:span text:style-name="T4"> esto consistirá en sumar la cantidad a pagar por el cliente </text:span><text:span text:style-name="T2">y se le solicitar</text:span><text:span text:style-name="T3">á</text:span><text:span text:style-name="T2"> al usuario con cuanto dinero pag</text:span><text:span text:style-name="T3">ó</text:span><text:span text:style-name="T2"> el cliente esto de modo que retorne el cambio </text:span><text:span text:style-name="T4">.</text:span></text:p>
      <text:p text:style-name="P1">Los registros de usuarios consistirá en crear y eliminar usuarios de esta manera se podrán generar nuevos accesos al sistema <text:span text:style-name="T1">para controlar las funciones de cada usuario del sistema, ya sea el dueño o los trabajadores de la ferreterí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1:46:06.123926607</meta:creation-date>
    <dc:date>2021-10-21T11:46:49.722113584</dc:date>
    <meta:editing-duration>PT44S</meta:editing-duration>
    <meta:editing-cycles>1</meta:editing-cycles>
    <meta:document-statistic meta:table-count="0" meta:image-count="0" meta:object-count="0" meta:page-count="1" meta:paragraph-count="6" meta:word-count="281" meta:character-count="1663" meta:non-whitespace-character-count="1386"/>
    <meta:generator>LibreOffice/6.4.7.2$Linux_X86_64 LibreOffice_project/40$Build-2</meta:generator>
  </office:meta>
</office:document-meta>
</file>